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-03-30_projected_admits" table:style-name="ta1">
        <table:shapes>
          <draw:frame draw:z-index="0" draw:style-name="gr1" draw:text-style-name="P1" svg:width="453.51pt" svg:height="255.09pt" svg:x="273pt" svg:y="2.83pt">
            <draw:object draw:notify-on-update-of-ranges="'2020-03-30_projected_admits'.C1:'2020-03-30_projected_admits'.C1 '2020-03-30_projected_admits'.C2:'2020-03-30_projected_admits'.C29 '2020-03-30_projected_admits'.D1:'2020-03-30_projected_admits'.D1 '2020-03-30_projected_admits'.D2:'2020-03-30_projected_admits'.D29 '2020-03-30_projected_admits'.E1:'2020-03-30_projected_admits'.E1 '2020-03-30_projected_admits'.E2:'2020-03-30_projected_admits'.E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2020-03-02</text:p>
          </table:table-cell>
          <table:table-cell office:value-type="float" office:value="0.331349621323445" calcext:value-type="float">
            <text:p>0.331349621323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2020-03-03</text:p>
          </table:table-cell>
          <table:table-cell office:value-type="float" office:value="0.417470922489806" calcext:value-type="float">
            <text:p>0.417470922489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2020-03-04</text:p>
          </table:table-cell>
          <table:table-cell office:value-type="float" office:value="0.525973801970847" calcext:value-type="float">
            <text:p>0.52597380197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3-05</text:p>
          </table:table-cell>
          <table:table-cell office:value-type="float" office:value="0.662673550358663" calcext:value-type="float">
            <text:p>0.662673550358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2020-03-06</text:p>
          </table:table-cell>
          <table:table-cell office:value-type="float" office:value="0.834895633354175" calcext:value-type="float">
            <text:p>0.834895633354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2020-03-07</text:p>
          </table:table-cell>
          <table:table-cell office:value-type="float" office:value="1.05186741039244" calcext:value-type="float">
            <text:p>1.05186741039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2020-03-08</text:p>
          </table:table-cell>
          <table:table-cell office:value-type="float" office:value="1.32521118980974" calcext:value-type="float">
            <text:p>1.3252111898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2020-03-09</text:p>
          </table:table-cell>
          <table:table-cell office:value-type="float" office:value="1.669564677382" calcext:value-type="float">
            <text:p>1.669564677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3-10</text:p>
          </table:table-cell>
          <table:table-cell office:value-type="float" office:value="2.10336148166209" calcext:value-type="float">
            <text:p>2.10336148166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2020-03-11</text:p>
          </table:table-cell>
          <table:table-cell office:value-type="float" office:value="2.64981256593984" calcext:value-type="float">
            <text:p>2.6498125659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2020-03-12</text:p>
          </table:table-cell>
          <table:table-cell office:value-type="float" office:value="3.33813974690502" calcext:value-type="float">
            <text:p>3.33813974690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2020-03-13</text:p>
          </table:table-cell>
          <table:table-cell office:value-type="float" office:value="4.20512495971386" calcext:value-type="float">
            <text:p>4.205124959713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2020-03-14</text:p>
          </table:table-cell>
          <table:table-cell office:value-type="float" office:value="5.29705452183989" calcext:value-type="float">
            <text:p>5.29705452183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3-15</text:p>
          </table:table-cell>
          <table:table-cell office:value-type="float" office:value="6.67215656061405" calcext:value-type="float">
            <text:p>6.672156560614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2020-03-16</text:p>
          </table:table-cell>
          <table:table-cell office:value-type="float" office:value="8.40365265535389" calcext:value-type="float">
            <text:p>8.403652655353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2020-03-17</text:p>
          </table:table-cell>
          <table:table-cell office:value-type="float" office:value="10.5835720524929" calcext:value-type="float">
            <text:p>10.58357205249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2020-03-18</text:p>
          </table:table-cell>
          <table:table-cell office:value-type="float" office:value="13.3275088109239" calcext:value-type="float">
            <text:p>13.32750881092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2020-03-19</text:p>
          </table:table-cell>
          <table:table-cell office:value-type="float" office:value="16.7805387656406" calcext:value-type="float">
            <text:p>16.78053876564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3-20</text:p>
          </table:table-cell>
          <table:table-cell office:value-type="float" office:value="21.1245532850196" calcext:value-type="float">
            <text:p>21.12455328501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2020-03-21</text:p>
          </table:table-cell>
          <table:table-cell office:value-type="float" office:value="26.5873080153869" calcext:value-type="float">
            <text:p>26.58730801538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2020-03-22</text:p>
          </table:table-cell>
          <table:table-cell office:value-type="float" office:value="33.4535222690716" calcext:value-type="float">
            <text:p>33.45352226907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020-03-23</text:p>
          </table:table-cell>
          <table:table-cell office:value-type="float" office:value="42.0783894887351" calcext:value-type="float">
            <text:p>42.07838948873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020-03-24</text:p>
          </table:table-cell>
          <table:table-cell office:value-type="float" office:value="52.9038559190955" calcext:value-type="float">
            <text:p>52.903855919095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3-25</text:p>
          </table:table-cell>
          <table:table-cell office:value-type="float" office:value="66.4779677811243" calcext:value-type="float">
            <text:p>66.47796778112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020-03-26</text:p>
          </table:table-cell>
          <table:table-cell office:value-type="float" office:value="83.4774361650687" calcext:value-type="float">
            <text:p>83.477436165068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020-03-27</text:p>
          </table:table-cell>
          <table:table-cell office:value-type="float" office:value="104.73326043983" calcext:value-type="float">
            <text:p>104.7332604398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020-03-28</text:p>
          </table:table-cell>
          <table:table-cell office:value-type="float" office:value="131.258690585061" calcext:value-type="float">
            <text:p>131.2586905850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3-29</text:p>
          </table:table-cell>
          <table:table-cell office:value-type="float" office:value="164.277859991798" calcext:value-type="float">
            <text:p>164.2778599917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30</text:p>
          </table:table-cell>
          <table:table-cell office:value-type="float" office:value="205.251895959845" calcext:value-type="float">
            <text:p>205.2518959598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3-31</text:p>
          </table:table-cell>
          <table:table-cell office:value-type="float" office:value="176.568914871429" calcext:value-type="float">
            <text:p>176.5689148714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4-01</text:p>
          </table:table-cell>
          <table:table-cell office:value-type="float" office:value="202.394337383307" calcext:value-type="float">
            <text:p>202.3943373833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4-02</text:p>
          </table:table-cell>
          <table:table-cell office:value-type="float" office:value="231.635913989144" calcext:value-type="float">
            <text:p>231.63591398914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4-03</text:p>
          </table:table-cell>
          <table:table-cell office:value-type="float" office:value="264.629328957067" calcext:value-type="float">
            <text:p>264.62932895706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4-04</text:p>
          </table:table-cell>
          <table:table-cell office:value-type="float" office:value="301.70510927777" calcext:value-type="float">
            <text:p>301.7051092777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4-05</text:p>
          </table:table-cell>
          <table:table-cell office:value-type="float" office:value="343.173480055213" calcext:value-type="float">
            <text:p>343.17348005521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4-06</text:p>
          </table:table-cell>
          <table:table-cell office:value-type="float" office:value="389.30442975662" calcext:value-type="float">
            <text:p>389.3044297566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4-07</text:p>
          </table:table-cell>
          <table:table-cell office:value-type="float" office:value="440.302409071839" calcext:value-type="float">
            <text:p>440.30240907183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4-08</text:p>
          </table:table-cell>
          <table:table-cell office:value-type="float" office:value="496.275372136584" calcext:value-type="float">
            <text:p>496.27537213658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4-09</text:p>
          </table:table-cell>
          <table:table-cell office:value-type="float" office:value="557.198368096345" calcext:value-type="float">
            <text:p>557.1983680963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4-10</text:p>
          </table:table-cell>
          <table:table-cell office:value-type="float" office:value="622.872658237889" calcext:value-type="float">
            <text:p>622.87265823788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4-11</text:p>
          </table:table-cell>
          <table:table-cell office:value-type="float" office:value="692.882402024597" calcext:value-type="float">
            <text:p>692.88240202459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4-12</text:p>
          </table:table-cell>
          <table:table-cell office:value-type="float" office:value="766.552309408372" calcext:value-type="float">
            <text:p>766.55230940837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4-13</text:p>
          </table:table-cell>
          <table:table-cell office:value-type="float" office:value="842.91119929513" calcext:value-type="float">
            <text:p>842.911199295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14</text:p>
          </table:table-cell>
          <table:table-cell office:value-type="float" office:value="920.667918696635" calcext:value-type="float">
            <text:p>920.66791869663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5</text:p>
          </table:table-cell>
          <table:table-cell office:value-type="float" office:value="998.20720488744" calcext:value-type="float">
            <text:p>998.2072048874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16</text:p>
          </table:table-cell>
          <table:table-cell office:value-type="float" office:value="1073.61332297159" calcext:value-type="float">
            <text:p>1073.6133229715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17</text:p>
          </table:table-cell>
          <table:table-cell office:value-type="float" office:value="1144.72813314023" calcext:value-type="float">
            <text:p>1144.72813314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4-18</text:p>
          </table:table-cell>
          <table:table-cell office:value-type="float" office:value="1209.24717774269" calcext:value-type="float">
            <text:p>1209.2471777426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4-19</text:p>
          </table:table-cell>
          <table:table-cell office:value-type="float" office:value="1264.852287695" calcext:value-type="float">
            <text:p>1264.85228769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4-20</text:p>
          </table:table-cell>
          <table:table-cell office:value-type="float" office:value="1309.37250935812" calcext:value-type="float">
            <text:p>1309.3725093581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4-21</text:p>
          </table:table-cell>
          <table:table-cell office:value-type="float" office:value="1340.95797348074" calcext:value-type="float">
            <text:p>1340.9579734807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4-22</text:p>
          </table:table-cell>
          <table:table-cell office:value-type="float" office:value="1358.24542189781" calcext:value-type="float">
            <text:p>1358.245421897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4-23</text:p>
          </table:table-cell>
          <table:table-cell office:value-type="float" office:value="1360.49145763466" calcext:value-type="float">
            <text:p>1360.4914576346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4-24</text:p>
          </table:table-cell>
          <table:table-cell office:value-type="float" office:value="1347.65172135716" calcext:value-type="float">
            <text:p>1347.6517213571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4-25</text:p>
          </table:table-cell>
          <table:table-cell office:value-type="float" office:value="1320.39147597278" calcext:value-type="float">
            <text:p>1320.3914759727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4-26</text:p>
          </table:table-cell>
          <table:table-cell office:value-type="float" office:value="1280.02426011702" calcext:value-type="float">
            <text:p>1280.0242601170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4-27</text:p>
          </table:table-cell>
          <table:table-cell office:value-type="float" office:value="1228.38770346641" calcext:value-type="float">
            <text:p>1228.3877034664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4-28</text:p>
          </table:table-cell>
          <table:table-cell office:value-type="float" office:value="1167.67606180149" calcext:value-type="float">
            <text:p>1167.6760618014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4-29</text:p>
          </table:table-cell>
          <table:table-cell office:value-type="float" office:value="1100.25488305289" calcext:value-type="float">
            <text:p>1100.2548830528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4-30</text:p>
          </table:table-cell>
          <table:table-cell office:value-type="float" office:value="1028.48332375061" calcext:value-type="float">
            <text:p>1028.4833237506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5-01</text:p>
          </table:table-cell>
          <table:table-cell office:value-type="float" office:value="954.564659668362" calcext:value-type="float">
            <text:p>954.5646596683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5-02</text:p>
          </table:table-cell>
          <table:table-cell office:value-type="float" office:value="880.437481272449" calcext:value-type="float">
            <text:p>880.43748127244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5-03</text:p>
          </table:table-cell>
          <table:table-cell office:value-type="float" office:value="807.711395666251" calcext:value-type="float">
            <text:p>807.71139566625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5-04</text:p>
          </table:table-cell>
          <table:table-cell office:value-type="float" office:value="737.643818643599" calcext:value-type="float">
            <text:p>737.6438186435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5-05</text:p>
          </table:table-cell>
          <table:table-cell office:value-type="float" office:value="671.149761003107" calcext:value-type="float">
            <text:p>671.14976100310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5-06</text:p>
          </table:table-cell>
          <table:table-cell office:value-type="float" office:value="608.834555800924" calcext:value-type="float">
            <text:p>608.83455580092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5-07</text:p>
          </table:table-cell>
          <table:table-cell office:value-type="float" office:value="551.039716123461" calcext:value-type="float">
            <text:p>551.0397161234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5-08</text:p>
          </table:table-cell>
          <table:table-cell office:value-type="float" office:value="497.893736687198" calcext:value-type="float">
            <text:p>497.89373668719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5-09</text:p>
          </table:table-cell>
          <table:table-cell office:value-type="float" office:value="449.361860721336" calcext:value-type="float">
            <text:p>449.36186072133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05-10</text:p>
          </table:table-cell>
          <table:table-cell office:value-type="float" office:value="405.291032676709" calcext:value-type="float">
            <text:p>405.29103267670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05-11</text:p>
          </table:table-cell>
          <table:table-cell office:value-type="float" office:value="365.448103472823" calcext:value-type="float">
            <text:p>365.4481034728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05-12</text:p>
          </table:table-cell>
          <table:table-cell office:value-type="float" office:value="329.550716447447" calcext:value-type="float">
            <text:p>329.55071644744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05-13</text:p>
          </table:table-cell>
          <table:table-cell office:value-type="float" office:value="297.291188711635" calcext:value-type="float">
            <text:p>297.29118871163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05-14</text:p>
          </table:table-cell>
          <table:table-cell office:value-type="float" office:value="268.354197256158" calcext:value-type="float">
            <text:p>268.35419725615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05-15</text:p>
          </table:table-cell>
          <table:table-cell office:value-type="float" office:value="242.429287875326" calcext:value-type="float">
            <text:p>242.4292878753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05-16</text:p>
          </table:table-cell>
          <table:table-cell office:value-type="float" office:value="219.219247043176" calcext:value-type="float">
            <text:p>219.2192470431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05-17</text:p>
          </table:table-cell>
          <table:table-cell office:value-type="float" office:value="198.445291610726" calcext:value-type="float">
            <text:p>198.44529161072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05-18</text:p>
          </table:table-cell>
          <table:table-cell office:value-type="float" office:value="179.849895214938" calcext:value-type="float">
            <text:p>179.84989521493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05-19</text:p>
          </table:table-cell>
          <table:table-cell office:value-type="float" office:value="163.197920185725" calcext:value-type="float">
            <text:p>163.1979201857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05-20</text:p>
          </table:table-cell>
          <table:table-cell office:value-type="float" office:value="148.276580709098" calcext:value-type="float">
            <text:p>148.2765807090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05-21</text:p>
          </table:table-cell>
          <table:table-cell office:value-type="float" office:value="134.89463755973" calcext:value-type="float">
            <text:p>134.8946375597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05-22</text:p>
          </table:table-cell>
          <table:table-cell office:value-type="float" office:value="122.88112056267" calcext:value-type="float">
            <text:p>122.8811205626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0-05-23</text:p>
          </table:table-cell>
          <table:table-cell office:value-type="float" office:value="112.083791860299" calcext:value-type="float">
            <text:p>112.08379186029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0-05-24</text:p>
          </table:table-cell>
          <table:table-cell office:value-type="float" office:value="102.367498833126" calcext:value-type="float">
            <text:p>102.36749883312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0-05-25</text:p>
          </table:table-cell>
          <table:table-cell office:value-type="float" office:value="93.6125171631284" calcext:value-type="float">
            <text:p>93.612517163128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0-05-26</text:p>
          </table:table-cell>
          <table:table-cell office:value-type="float" office:value="85.7129489600338" calcext:value-type="float">
            <text:p>85.712948960033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0-05-27</text:p>
          </table:table-cell>
          <table:table-cell office:value-type="float" office:value="78.5752152928835" calcext:value-type="float">
            <text:p>78.575215292883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0-05-28</text:p>
          </table:table-cell>
          <table:table-cell office:value-type="float" office:value="72.116664496978" calcext:value-type="float">
            <text:p>72.1166644969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0-05-29</text:p>
          </table:table-cell>
          <table:table-cell office:value-type="float" office:value="66.2643053221836" calcext:value-type="float">
            <text:p>66.264305322183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0-05-30</text:p>
          </table:table-cell>
          <table:table-cell office:value-type="float" office:value="60.9536658271172" calcext:value-type="float">
            <text:p>60.953665827117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0-05-31</text:p>
          </table:table-cell>
          <table:table-cell office:value-type="float" office:value="56.1277737383862" calcext:value-type="float">
            <text:p>56.127773738386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0-06-01</text:p>
          </table:table-cell>
          <table:table-cell office:value-type="float" office:value="51.7362509024679" calcext:value-type="float">
            <text:p>51.736250902467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0-06-02</text:p>
          </table:table-cell>
          <table:table-cell office:value-type="float" office:value="47.7345128148809" calcext:value-type="float">
            <text:p>47.73451281488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0-06-03</text:p>
          </table:table-cell>
          <table:table-cell office:value-type="float" office:value="44.0830635420352" calcext:value-type="float">
            <text:p>44.083063542035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0-06-04</text:p>
          </table:table-cell>
          <table:table-cell office:value-type="float" office:value="40.7468763191137" calcext:value-type="float">
            <text:p>40.746876319113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0-06-05</text:p>
          </table:table-cell>
          <table:table-cell office:value-type="float" office:value="37.6948504741376" calcext:value-type="float">
            <text:p>37.694850474137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0-06-06</text:p>
          </table:table-cell>
          <table:table-cell office:value-type="float" office:value="34.8993359268352" calcext:value-type="float">
            <text:p>34.899335926835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0-06-07</text:p>
          </table:table-cell>
          <table:table-cell office:value-type="float" office:value="32.3357172309406" calcext:value-type="float">
            <text:p>32.335717230940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6-08</text:p>
          </table:table-cell>
          <table:table-cell office:value-type="float" office:value="29.9820498914196" calcext:value-type="float">
            <text:p>29.98204989141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0-06-09</text:p>
          </table:table-cell>
          <table:table-cell office:value-type="float" office:value="27.8187424509742" calcext:value-type="float">
            <text:p>27.818742450974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0-06-10</text:p>
          </table:table-cell>
          <table:table-cell office:value-type="float" office:value="25.8282785662232" calcext:value-type="float">
            <text:p>25.82827856622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0-06-11</text:p>
          </table:table-cell>
          <table:table-cell office:value-type="float" office:value="23.9949739733856" calcext:value-type="float">
            <text:p>23.994973973385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0-06-12</text:p>
          </table:table-cell>
          <table:table-cell office:value-type="float" office:value="22.3047638627249" calcext:value-type="float">
            <text:p>22.304763862724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06-13</text:p>
          </table:table-cell>
          <table:table-cell office:value-type="float" office:value="20.7450167393763" calcext:value-type="float">
            <text:p>20.745016739376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0-06-14</text:p>
          </table:table-cell>
          <table:table-cell office:value-type="float" office:value="19.3043713472216" calcext:value-type="float">
            <text:p>19.30437134722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0-06-15</text:p>
          </table:table-cell>
          <table:table-cell office:value-type="float" office:value="17.9725936739051" calcext:value-type="float">
            <text:p>17.972593673905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0-06-16</text:p>
          </table:table-cell>
          <table:table-cell office:value-type="float" office:value="16.7404514428927" calcext:value-type="float">
            <text:p>16.740451442892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0-06-17</text:p>
          </table:table-cell>
          <table:table-cell office:value-type="float" office:value="15.5996038393205" calcext:value-type="float">
            <text:p>15.599603839320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0-06-18</text:p>
          </table:table-cell>
          <table:table-cell office:value-type="float" office:value="14.5425045133161" calcext:value-type="float">
            <text:p>14.542504513316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0-06-19</text:p>
          </table:table-cell>
          <table:table-cell office:value-type="float" office:value="13.5623161624753" calcext:value-type="float">
            <text:p>13.562316162475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0-06-20</text:p>
          </table:table-cell>
          <table:table-cell office:value-type="float" office:value="12.6528352202949" calcext:value-type="float">
            <text:p>12.652835220294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0-06-21</text:p>
          </table:table-cell>
          <table:table-cell office:value-type="float" office:value="11.8084253718844" calcext:value-type="float">
            <text:p>11.808425371884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0-06-22</text:p>
          </table:table-cell>
          <table:table-cell office:value-type="float" office:value="11.0239587866236" calcext:value-type="float">
            <text:p>11.023958786623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0-06-23</text:p>
          </table:table-cell>
          <table:table-cell office:value-type="float" office:value="10.2947641047504" calcext:value-type="float">
            <text:p>10.294764104750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0-06-24</text:p>
          </table:table-cell>
          <table:table-cell office:value-type="float" office:value="9.61658033927961" calcext:value-type="float">
            <text:p>9.6165803392796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0-06-25</text:p>
          </table:table-cell>
          <table:table-cell office:value-type="float" office:value="8.9855159662693" calcext:value-type="float">
            <text:p>8.985515966269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0-06-26</text:p>
          </table:table-cell>
          <table:table-cell office:value-type="float" office:value="8.39801256923238" calcext:value-type="float">
            <text:p>8.3980125692323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0-06-27</text:p>
          </table:table-cell>
          <table:table-cell office:value-type="float" office:value="7.85081248666393" calcext:value-type="float">
            <text:p>7.8508124866639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0-06-28</text:p>
          </table:table-cell>
          <table:table-cell office:value-type="float" office:value="7.34092998183769" calcext:value-type="float">
            <text:p>7.3409299818376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0-06-29</text:p>
          </table:table-cell>
          <table:table-cell office:value-type="float" office:value="6.86562551550742" calcext:value-type="float">
            <text:p>6.8656255155074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0-06-30</text:p>
          </table:table-cell>
          <table:table-cell office:value-type="float" office:value="6.42238275607815" calcext:value-type="float">
            <text:p>6.4223827560781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0-07-01</text:p>
          </table:table-cell>
          <table:table-cell office:value-type="float" office:value="6.0088880067342" calcext:value-type="float">
            <text:p>6.008888006734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0-07-02</text:p>
          </table:table-cell>
          <table:table-cell office:value-type="float" office:value="5.62301177011977" calcext:value-type="float">
            <text:p>5.6230117701197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0-07-03</text:p>
          </table:table-cell>
          <table:table-cell office:value-type="float" office:value="5.26279220558354" calcext:value-type="float">
            <text:p>5.2627922055835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0-07-04</text:p>
          </table:table-cell>
          <table:table-cell office:value-type="float" office:value="4.92642026381509" calcext:value-type="float">
            <text:p>4.9264202638150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0-07-05</text:p>
          </table:table-cell>
          <table:table-cell office:value-type="float" office:value="4.61222631078272" calcext:value-type="float">
            <text:p>4.6122263107827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0-07-06</text:p>
          </table:table-cell>
          <table:table-cell office:value-type="float" office:value="4.31866807511688" calcext:value-type="float">
            <text:p>4.3186680751168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0-07-07</text:p>
          </table:table-cell>
          <table:table-cell office:value-type="float" office:value="4.04431977328204" calcext:value-type="float">
            <text:p>4.0443197732820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0-07-08</text:p>
          </table:table-cell>
          <table:table-cell office:value-type="float" office:value="3.78786228426179" calcext:value-type="float">
            <text:p>3.7878622842617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20-07-09</text:p>
          </table:table-cell>
          <table:table-cell office:value-type="float" office:value="3.54807426084153" calcext:value-type="float">
            <text:p>3.5480742608415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20-07-10</text:p>
          </table:table-cell>
          <table:table-cell office:value-type="float" office:value="3.32382407735713" calcext:value-type="float">
            <text:p>3.3238240773571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20-07-11</text:p>
          </table:table-cell>
          <table:table-cell office:value-type="float" office:value="3.11406252608867" calcext:value-type="float">
            <text:p>3.114062526088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20-07-12</text:p>
          </table:table-cell>
          <table:table-cell office:value-type="float" office:value="2.91781618401728" calcext:value-type="float">
            <text:p>2.917816184017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0-07-13</text:p>
          </table:table-cell>
          <table:table-cell office:value-type="float" office:value="2.73418138091802" calcext:value-type="float">
            <text:p>2.7341813809180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0-07-14</text:p>
          </table:table-cell>
          <table:table-cell office:value-type="float" office:value="2.56231870769261" calcext:value-type="float">
            <text:p>2.5623187076926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20-07-15</text:p>
          </table:table-cell>
          <table:table-cell office:value-type="float" office:value="2.40144801023416" calcext:value-type="float">
            <text:p>2.4014480102341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20-07-16</text:p>
          </table:table-cell>
          <table:table-cell office:value-type="float" office:value="2.25084382075147" calcext:value-type="float">
            <text:p>2.2508438207514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0-07-17</text:p>
          </table:table-cell>
          <table:table-cell office:value-type="float" office:value="2.10983118340664" calcext:value-type="float">
            <text:p>2.1098311834066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0-07-18</text:p>
          </table:table-cell>
          <table:table-cell office:value-type="float" office:value="1.97778183589253" calcext:value-type="float">
            <text:p>1.9777818358925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20-07-19</text:p>
          </table:table-cell>
          <table:table-cell office:value-type="float" office:value="1.85411071288399" calcext:value-type="float">
            <text:p>1.8541107128839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20-07-20</text:p>
          </table:table-cell>
          <table:table-cell office:value-type="float" office:value="1.73827274069481" calcext:value-type="float">
            <text:p>1.7382727406948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0-07-21</text:p>
          </table:table-cell>
          <table:table-cell office:value-type="float" office:value="1.62975989581901" calcext:value-type="float">
            <text:p>1.6297598958190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20-07-22</text:p>
          </table:table-cell>
          <table:table-cell office:value-type="float" office:value="1.52809850298218" calcext:value-type="float">
            <text:p>1.5280985029821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20-07-23</text:p>
          </table:table-cell>
          <table:table-cell office:value-type="float" office:value="1.43284675080213" calcext:value-type="float">
            <text:p>1.4328467508021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20-07-24</text:p>
          </table:table-cell>
          <table:table-cell office:value-type="float" office:value="1.34359240515187" calcext:value-type="float">
            <text:p>1.3435924051518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0-07-25</text:p>
          </table:table-cell>
          <table:table-cell office:value-type="float" office:value="1.25995070280624" calcext:value-type="float">
            <text:p>1.2599507028062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20-07-26</text:p>
          </table:table-cell>
          <table:table-cell office:value-type="float" office:value="1.18156240937969" calcext:value-type="float">
            <text:p>1.1815624093796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20-07-27</text:p>
          </table:table-cell>
          <table:table-cell office:value-type="float" office:value="1.10809202701057" calcext:value-type="float">
            <text:p>1.1080920270105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0-07-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09:05:43.422576445</dc:date>
    <meta:editing-duration>PT3M40S</meta:editing-duration>
    <meta:editing-cycles>1</meta:editing-cycles>
    <meta:document-statistic meta:table-count="1" meta:cell-count="62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'2020-03-30_projected_admits'.C1:'2020-03-30_projected_admits'.E29" chart:data-source-has-labels="both" svg:x="0.32cm" svg:y="0.18cm" svg:width="13.09cm" svg:height="8.64cm">
          <chartooo:coordinate-region svg:x="0.941cm" svg:y="0.379cm" svg:width="12.097cm" svg:height="7.794cm"/>
          <chart:axis chart:dimension="x" chart:name="primary-x" chart:style-name="ch4" chartooo:axis-type="auto">
            <chart:categories table:cell-range-address="'2020-03-30_projected_admits'.C2:'2020-03-30_projected_admits'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0-03-30_projected_admits'.D2:'2020-03-30_projected_admits'.D29" chart:label-cell-address="'2020-03-30_projected_admits'.D1:'2020-03-30_projected_admits'.D1" chart:class="chart:scatter">
            <chart:data-point chart:repeated="28"/>
          </chart:series>
          <chart:series chart:style-name="ch8" chart:values-cell-range-address="'2020-03-30_projected_admits'.E2:'2020-03-30_projected_admits'.E29" chart:label-cell-address="'2020-03-30_projected_admits'.E1:'2020-03-30_projected_admits'.E1" chart:class="chart:scatte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me</text:p>
                <draw:g>
                  <svg:desc>'2020-03-30_projected_admits'.D1:'2020-03-30_projected_admits'.D1</svg:desc>
                </draw:g>
              </table:table-cell>
              <table:table-cell office:value-type="string">
                <text:p>actual</text:p>
                <draw:g>
                  <svg:desc>'2020-03-30_projected_admits'.E1:'2020-03-30_projected_admi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3-02</text:p>
                <draw:g>
                  <svg:desc>'2020-03-30_projected_admits'.C2:'2020-03-30_projected_admits'.C29</svg:desc>
                </draw:g>
              </table:table-cell>
              <table:table-cell office:value-type="float" office:value="0.331349621323445">
                <text:p>0.331349621323445</text:p>
                <draw:g>
                  <svg:desc>'2020-03-30_projected_admits'.D2:'2020-03-30_projected_admits'.D29</svg:desc>
                </draw:g>
              </table:table-cell>
              <table:table-cell office:value-type="float" office:value="1">
                <text:p>1</text:p>
                <draw:g>
                  <svg:desc>'2020-03-30_projected_admits'.E2:'2020-03-30_projected_admits'.E29</svg:desc>
                </draw:g>
              </table:table-cell>
            </table:table-row>
            <table:table-row>
              <table:table-cell office:value-type="string">
                <text:p>2020-03-03</text:p>
              </table:table-cell>
              <table:table-cell office:value-type="float" office:value="0.417470922489806">
                <text:p>0.417470922489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4</text:p>
              </table:table-cell>
              <table:table-cell office:value-type="float" office:value="0.525973801970847">
                <text:p>0.52597380197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5</text:p>
              </table:table-cell>
              <table:table-cell office:value-type="float" office:value="0.662673550358663">
                <text:p>0.662673550358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-03-06</text:p>
              </table:table-cell>
              <table:table-cell office:value-type="float" office:value="0.834895633354175">
                <text:p>0.834895633354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3-07</text:p>
              </table:table-cell>
              <table:table-cell office:value-type="float" office:value="1.05186741039244">
                <text:p>1.0518674103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8</text:p>
              </table:table-cell>
              <table:table-cell office:value-type="float" office:value="1.32521118980974">
                <text:p>1.32521118980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09</text:p>
              </table:table-cell>
              <table:table-cell office:value-type="float" office:value="1.669564677382">
                <text:p>1.669564677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0</text:p>
              </table:table-cell>
              <table:table-cell office:value-type="float" office:value="2.10336148166209">
                <text:p>2.10336148166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1</text:p>
              </table:table-cell>
              <table:table-cell office:value-type="float" office:value="2.64981256593984">
                <text:p>2.6498125659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3-12</text:p>
              </table:table-cell>
              <table:table-cell office:value-type="float" office:value="3.33813974690502">
                <text:p>3.33813974690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03-13</text:p>
              </table:table-cell>
              <table:table-cell office:value-type="float" office:value="4.20512495971386">
                <text:p>4.205124959713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-03-14</text:p>
              </table:table-cell>
              <table:table-cell office:value-type="float" office:value="5.29705452183989">
                <text:p>5.29705452183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-03-15</text:p>
              </table:table-cell>
              <table:table-cell office:value-type="float" office:value="6.67215656061405">
                <text:p>6.672156560614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0-03-16</text:p>
              </table:table-cell>
              <table:table-cell office:value-type="float" office:value="8.40365265535389">
                <text:p>8.403652655353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3-17</text:p>
              </table:table-cell>
              <table:table-cell office:value-type="float" office:value="10.5835720524929">
                <text:p>10.5835720524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0-03-18</text:p>
              </table:table-cell>
              <table:table-cell office:value-type="float" office:value="13.3275088109239">
                <text:p>13.32750881092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-03-19</text:p>
              </table:table-cell>
              <table:table-cell office:value-type="float" office:value="16.7805387656406">
                <text:p>16.78053876564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20-03-20</text:p>
              </table:table-cell>
              <table:table-cell office:value-type="float" office:value="21.1245532850196">
                <text:p>21.12455328501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20-03-21</text:p>
              </table:table-cell>
              <table:table-cell office:value-type="float" office:value="26.5873080153869">
                <text:p>26.58730801538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20-03-22</text:p>
              </table:table-cell>
              <table:table-cell office:value-type="float" office:value="33.4535222690716">
                <text:p>33.45352226907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20-03-23</text:p>
              </table:table-cell>
              <table:table-cell office:value-type="float" office:value="42.0783894887351">
                <text:p>42.078389488735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20-03-24</text:p>
              </table:table-cell>
              <table:table-cell office:value-type="float" office:value="52.9038559190955">
                <text:p>52.90385591909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20-03-25</text:p>
              </table:table-cell>
              <table:table-cell office:value-type="float" office:value="66.4779677811243">
                <text:p>66.47796778112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3-26</text:p>
              </table:table-cell>
              <table:table-cell office:value-type="float" office:value="83.4774361650687">
                <text:p>83.47743616506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20-03-27</text:p>
              </table:table-cell>
              <table:table-cell office:value-type="float" office:value="104.73326043983">
                <text:p>104.733260439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20-03-28</text:p>
              </table:table-cell>
              <table:table-cell office:value-type="float" office:value="131.258690585061">
                <text:p>131.2586905850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0-03-29</text:p>
              </table:table-cell>
              <table:table-cell office:value-type="float" office:value="164.277859991798">
                <text:p>164.2778599917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